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/>
      <style:text-properties officeooo:paragraph-rsid="001c878b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paragraph-rsid="001fe030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fo:background-color="#1e1e1e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style:line-height-at-least="0.503cm" fo:text-align="start" style:justify-single-word="false"/>
      <style:text-properties fo:font-weight="bold" officeooo:paragraph-rsid="001fe030" style:font-weight-asian="bold" style:font-weight-complex="bold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officeooo:paragraph-rsid="001fe030"/>
    </style:style>
    <style:style style:name="P10" style:family="paragraph" style:parent-style-name="Standard">
      <style:text-properties officeooo:paragraph-rsid="001bb585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878b" officeooo:paragraph-rsid="001c878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1c878b"/>
    </style:style>
    <style:style style:name="P13" style:family="paragraph" style:parent-style-name="Standard">
      <style:paragraph-properties fo:text-align="start" style:justify-single-word="false"/>
      <style:text-properties officeooo:paragraph-rsid="001c878b"/>
    </style:style>
    <style:style style:name="P14" style:family="paragraph" style:parent-style-name="Text_20_body">
      <style:paragraph-properties fo:text-align="start" style:justify-single-word="false"/>
      <style:text-properties officeooo:paragraph-rsid="001c878b"/>
    </style:style>
    <style:style style:name="P15" style:family="paragraph" style:parent-style-name="Text_20_body" style:list-style-name="L1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Droid Sans Mono" fo:font-size="10.5pt" fo:font-weight="normal" fo:background-color="#1e1e1e" loext:char-shading-value="0"/>
    </style:style>
    <style:style style:name="T3" style:family="text">
      <style:text-properties fo:color="#808080" loext:opacity="100%" style:font-name="Droid Sans Mono" fo:font-size="10.5pt" fo:font-weight="normal" fo:background-color="#1e1e1e" loext:char-shading-value="0" style:font-weight-asian="bold" style:font-weight-complex="bold"/>
    </style:style>
    <style:style style:name="T4" style:family="text">
      <style:text-properties fo:color="#808080" loext:opacity="100%" style:font-name="Droid Sans Mono" fo:font-size="10.5pt" fo:font-weight="normal" officeooo:rsid="001fe030" fo:background-color="#1e1e1e" loext:char-shading-value="0"/>
    </style:style>
    <style:style style:name="T5" style:family="text">
      <style:text-properties fo:color="#808080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8" style:family="text">
      <style:text-properties fo:color="#569cd6" loext:opacity="100%" style:font-name="Droid Sans Mono" fo:font-size="10.5pt" fo:font-weight="normal" fo:background-color="#1e1e1e" loext:char-shading-value="0" style:font-weight-asian="bold" style:font-weight-complex="bold"/>
    </style:style>
    <style:style style:name="T9" style:family="text">
      <style:text-properties fo:color="#569cd6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10" style:family="text">
      <style:text-properties fo:color="#d4d4d4" loext:opacity="100%" style:font-name="Droid Sans Mono" fo:font-size="10.5pt" fo:font-weight="normal" fo:background-color="#1e1e1e" loext:char-shading-value="0" style:font-weight-asian="bold" style:font-weight-complex="bold"/>
    </style:style>
    <style:style style:name="T11" style:family="text">
      <style:text-properties fo:color="#d4d4d4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#1e1e1e" loext:char-shading-value="0" style:font-weight-asian="bold" style:font-weight-complex="bold"/>
    </style:style>
    <style:style style:name="T14" style:family="text">
      <style:text-properties fo:color="#9cdcfe" loext:opacity="100%" style:font-name="Droid Sans Mono" fo:font-size="10.5pt" fo:font-style="normal" style:text-underline-style="solid" style:text-underline-width="auto" style:text-underline-color="font-color" fo:font-weight="normal" officeooo:rsid="001c878b" fo:background-color="#1e1e1e" loext:char-shading-value="0" style:font-style-asian="normal" style:font-weight-asian="bold" style:font-style-complex="normal" style:font-weight-complex="bold"/>
    </style:style>
    <style:style style:name="T15" style:family="text">
      <style:text-properties fo:color="#ce917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b5cea8" loext:opacity="100%"/>
    </style:style>
    <style:style style:name="T19" style:family="text">
      <style:text-properties fo:color="#6a9955" loext:opacity="100%"/>
    </style:style>
    <style:style style:name="T20" style:family="text">
      <style:text-properties officeooo:rsid="001bb58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bb585" style:font-weight-asian="bold" style:font-weight-complex="bold"/>
    </style:style>
    <style:style style:name="T23" style:family="text">
      <style:text-properties fo:font-weight="bold" officeooo:rsid="001c878b" style:font-weight-asian="bold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bb585" style:font-style-asian="normal" style:font-weight-asian="bold" style:font-style-complex="normal" style:font-weight-complex="bold"/>
    </style:style>
    <style:style style:name="T27" style:family="text">
      <style:text-properties fo:font-style="normal" style:text-underline-style="solid" style:text-underline-width="auto" style:text-underline-color="font-color" fo:font-weight="bold" officeooo:rsid="001c878b" style:font-style-asian="normal" style:font-weight-asian="bold" style:font-style-complex="normal" style:font-weight-complex="bold"/>
    </style:style>
    <style:style style:name="T28" style:family="text">
      <style:text-properties fo:color="#d7ba7d" loext:opacity="100%"/>
    </style:style>
    <style:style style:name="T29" style:family="text">
      <style:text-properties officeooo:rsid="001fe03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S BOUCLES PHP</text:p>
      <text:p text:style-name="P6"/>
      <text:p text:style-name="P6"><text:span text:style-name="T20">1. </text:span>Écrire un script PHP qui affiche tous les nombres impairs entre 0 et 150, par ordre croissant : 1 3 5 7...</text:p>
      <text:p text:style-name="Standard"/>
      <text:p text:style-name="P2"><text:span text:style-name="T1">&lt;!</text:span><text:span text:style-name="T6">DOCTYPE</text:span> <text:span text:style-name="T12">html</text:span><text:span text:style-name="T1">&gt;</text:span></text:p>
      <text:p text:style-name="P2"><text:span text:style-name="T1">&lt;</text:span><text:span text:style-name="T6">html</text:span> <text:span text:style-name="T12">lang</text:span>=<text:span text:style-name="T15">"fr"</text:span><text:span text:style-name="T1">&gt;</text:span></text:p>
      <text:p text:style-name="P2"><text:span text:style-name="T1">&lt;</text:span><text:span text:style-name="T6">head</text:span><text:span text:style-name="T1">&gt;</text:span></text:p>
      <text:p text:style-name="P2"><text:span text:style-name="T1">&lt;</text:span><text:span text:style-name="T6">meta</text:span> <text:span text:style-name="T12">charset</text:span>=<text:span text:style-name="T15">"UTF-8"</text:span><text:span text:style-name="T1">&gt;</text:span></text:p>
      <text:p text:style-name="P2"><text:span text:style-name="T1">&lt;</text:span><text:span text:style-name="T6">meta</text:span> <text:span text:style-name="T12">http-equiv</text:span>=<text:span text:style-name="T15">"X-UA-Compatible"</text:span> <text:span text:style-name="T12">content</text:span>=<text:span text:style-name="T15">"IE=edge"</text:span><text:span text:style-name="T1">&gt;</text:span></text:p>
      <text:p text:style-name="P2"><text:span text:style-name="T1">&lt;</text:span><text:span text:style-name="T6">meta</text:span> <text:span text:style-name="T12">name</text:span>=<text:span text:style-name="T15">"viewport"</text:span> <text:span text:style-name="T12">content</text:span>=<text:span text:style-name="T15">"width=device-width, initial-scale=1.0"</text:span><text:span text:style-name="T1">&gt;</text:span></text:p>
      <text:p text:style-name="P2"><text:span text:style-name="T1">&lt;</text:span><text:span text:style-name="T6">title</text:span><text:span text:style-name="T1">&gt;</text:span>Document<text:span text:style-name="T1">&lt;/</text:span><text:span text:style-name="T6">title</text:span><text:span text:style-name="T1">&gt;</text:span></text:p>
      <text:p text:style-name="P2"><text:span text:style-name="T1">&lt;/</text:span><text:span text:style-name="T6">head</text:span><text:span text:style-name="T1">&gt;</text:span></text:p>
      <text:p text:style-name="P2"><text:span text:style-name="T1">&lt;</text:span><text:span text:style-name="T6">body</text:span><text:span text:style-name="T1">&gt;</text:span></text:p>
      <text:p text:style-name="P5">&lt;?php</text:p>
      <text:p text:style-name="P2"><text:span text:style-name="T6">function</text:span> <text:span text:style-name="T16">impair</text:span>(<text:span text:style-name="T12">$num</text:span>)</text:p>
      <text:p text:style-name="P2">{</text:p>
      <text:p text:style-name="P2"><text:span text:style-name="T17">if</text:span>(<text:span text:style-name="T12">$num</text:span> % <text:span text:style-name="T18">2</text:span> != <text:span text:style-name="T18">0</text:span>) <text:span text:style-name="T19">// Si le nombre est impair on retourne true</text:span></text:p>
      <text:p text:style-name="P2">{</text:p>
      <text:p text:style-name="P2"><text:span text:style-name="T17">return</text:span> <text:span text:style-name="T6">true</text:span>;</text:p>
      <text:p text:style-name="P2">}</text:p>
      <text:p text:style-name="P2"><text:span text:style-name="T17">return</text:span> <text:span text:style-name="T6">false</text:span>; <text:span text:style-name="T19">// Sinon on retourne false</text:span></text:p>
      <text:p text:style-name="P2">}</text:p>
      <text:p text:style-name="P2"><text:span text:style-name="T17">for</text:span>(<text:span text:style-name="T12">$i</text:span>= <text:span text:style-name="T18">0</text:span>; <text:span text:style-name="T12">$i</text:span> &lt;= <text:span text:style-name="T18">150</text:span>; <text:span text:style-name="T12">$i</text:span>++)</text:p>
      <text:p text:style-name="P2">{</text:p>
      <text:p text:style-name="P2"><text:span text:style-name="T17">if</text:span>(<text:span text:style-name="T16">impair</text:span>(<text:span text:style-name="T12">$i</text:span>))</text:p>
      <text:p text:style-name="P2">{ <text:span text:style-name="T19">// Si le nombre est impair on l'affiche</text:span></text:p>
      <text:p text:style-name="P2"><text:span text:style-name="T16">echo</text:span> <text:span text:style-name="T12">$i</text:span>;</text:p>
      <text:p text:style-name="P2">}</text:p>
      <text:p text:style-name="P2">}</text:p>
      <text:p text:style-name="P2"><text:span text:style-name="T6">?&gt;</text:span></text:p>
      <text:p text:style-name="P2"><text:span text:style-name="T1">&lt;/</text:span><text:span text:style-name="T6">body</text:span><text:span text:style-name="T1">&gt;</text:span></text:p>
      <text:p text:style-name="P2"><text:span text:style-name="T1">&lt;/</text:span><text:span text:style-name="T6">html</text:span><text:span text:style-name="T1">&gt;</text:span></text:p>
      <text:p text:style-name="Standard"/>
      <text:p text:style-name="Standard"/>
      <text:p text:style-name="Standard"><text:span text:style-name="T22">2. </text:span><text:span text:style-name="T21">Écrire un programme qui écrit 500 fois la phrase </text:span><text:span text:style-name="Emphasis"><text:span text:style-name="T21">Je dois faire des sauvegardes régulières de mes fichiers</text:span></text:span></text:p>
      <text:p text:style-name="Standard"><text:span text:style-name="Emphasis"><text:span text:style-name="T21"/></text:span></text:p>
      <text:p text:style-name="Standard"><text:span text:style-name="Emphasis"><text:span text:style-name="T21"/></text:span></text:p>
      <text:p text:style-name="Standard"><text:span text:style-name="Emphasis"><text:span text:style-name="T3">&lt;!</text:span></text:span><text:span text:style-name="Emphasis"><text:span text:style-name="T8">DOCTYPE</text:span></text:span><text:span text:style-name="Emphasis"><text:span text:style-name="T10"> </text:span></text:span><text:span text:style-name="Emphasis"><text:span text:style-name="T13">html</text:span></text:span><text:span text:style-name="Emphasis"><text:span text:style-name="T3">&gt;</text:span></text:span></text:p>
      <text:p text:style-name="P2"><text:span text:style-name="T1">&lt;</text:span><text:span text:style-name="T6">html</text:span> <text:span text:style-name="T12">lang</text:span>=<text:span text:style-name="T15">"fr"</text:span><text:span text:style-name="T1">&gt;</text:span></text:p>
      <text:p text:style-name="P2"><text:span text:style-name="T1">&lt;</text:span><text:span text:style-name="T6">head</text:span><text:span text:style-name="T1">&gt;</text:span></text:p>
      <text:p text:style-name="P2"><text:span text:style-name="T1">&lt;</text:span><text:span text:style-name="T6">meta</text:span> <text:span text:style-name="T12">charset</text:span>=<text:span text:style-name="T15">"UTF-8"</text:span><text:span text:style-name="T1">&gt;</text:span></text:p>
      <text:p text:style-name="P2"><text:span text:style-name="T1">&lt;</text:span><text:span text:style-name="T6">meta</text:span> <text:span text:style-name="T12">http-equiv</text:span>=<text:span text:style-name="T15">"X-UA-Compatible"</text:span> <text:span text:style-name="T12">content</text:span>=<text:span text:style-name="T15">"IE=edge"</text:span><text:span text:style-name="T1">&gt;</text:span></text:p>
      <text:p text:style-name="P2"><text:span text:style-name="T1">&lt;</text:span><text:span text:style-name="T6">meta</text:span> <text:span text:style-name="T12">name</text:span>=<text:span text:style-name="T15">"viewport"</text:span> <text:span text:style-name="T12">content</text:span>=<text:span text:style-name="T15">"width=device-width, initial-scale=1.0"</text:span><text:span text:style-name="T1">&gt;</text:span></text:p>
      <text:p text:style-name="P2"><text:span text:style-name="T1">&lt;</text:span><text:span text:style-name="T6">title</text:span><text:span text:style-name="T1">&gt;</text:span>Document<text:span text:style-name="T1">&lt;/</text:span><text:span text:style-name="T6">title</text:span><text:span text:style-name="T1">&gt;</text:span></text:p>
      <text:p text:style-name="P2"><text:span text:style-name="T1">&lt;/</text:span><text:span text:style-name="T6">head</text:span><text:span text:style-name="T1">&gt;</text:span></text:p>
      <text:p text:style-name="P2"><text:span text:style-name="T1">&lt;</text:span><text:span text:style-name="T6">body</text:span><text:span text:style-name="T1">&gt;</text:span></text:p>
      <text:p text:style-name="P5">&lt;?php</text:p>
      <text:p text:style-name="P2"><text:span text:style-name="T16">echo</text:span> <text:span text:style-name="T16">str_repeat</text:span>(<text:span text:style-name="T15">"Je dois faire des sauvegardes régulières de mes fichiers"</text:span>, <text:span text:style-name="T18">500</text:span>);</text:p>
      <text:p text:style-name="P2"><text:span text:style-name="T6">?&gt;</text:span></text:p>
      <text:p text:style-name="P2"><text:soft-page-break/><text:span text:style-name="T1">&lt;/</text:span><text:span text:style-name="T6">body</text:span><text:span text:style-name="T1">&gt;</text:span></text:p>
      <text:p text:style-name="P8"><text:span text:style-name="T2">&lt;/</text:span><text:span text:style-name="T7">html</text:span><text:span text:style-name="T2">&gt;</text:span></text:p>
      <text:p text:style-name="P10"><text:span text:style-name="Emphasis"><text:span text:style-name="T26">3. Écrire</text:span></text:span><text:span text:style-name="Emphasis"><text:span text:style-name="T25"> un script qui affiche la table de multiplication totale de {1,...,12} par {1,...,12} dans un tableau </text:span></text:span><text:span text:style-name="Emphasis"><text:span text:style-name="Strong_20_Emphasis"><text:span text:style-name="T24">HTML</text:span></text:span></text:span><text:span text:style-name="Emphasis"><text:span text:style-name="T25">. Le résultat doit être le suivant : </text:span></text:span></text:p>
      <text:p text:style-name="Standard"><text:span text:style-name="Emphasis"><text:span text:style-name="T21"/></text:span></text:p>
      <text:p text:style-name="Standard"><text:span text:style-name="Emphasis"><text:span text:style-name="T3">&lt;!</text:span></text:span><text:span text:style-name="Emphasis"><text:span text:style-name="T8">DOCTYPE</text:span></text:span><text:span text:style-name="Emphasis"><text:span text:style-name="T10"> </text:span></text:span><text:span text:style-name="Emphasis"><text:span text:style-name="T13">html</text:span></text:span><text:span text:style-name="Emphasis"><text:span text:style-name="T3">&gt;</text:span></text:span></text:p>
      <text:p text:style-name="P2"><text:span text:style-name="T1">&lt;</text:span><text:span text:style-name="T6">html</text:span> <text:span text:style-name="T12">lang</text:span>=<text:span text:style-name="T15">"fr"</text:span><text:span text:style-name="T1">&gt;</text:span></text:p>
      <text:p text:style-name="P2"><text:span text:style-name="T1">&lt;</text:span><text:span text:style-name="T6">head</text:span><text:span text:style-name="T1">&gt;</text:span></text:p>
      <text:p text:style-name="P2"><text:span text:style-name="T1">&lt;</text:span><text:span text:style-name="T6">meta</text:span> <text:span text:style-name="T12">charset</text:span>=<text:span text:style-name="T15">"UTF-8"</text:span><text:span text:style-name="T1">&gt;</text:span></text:p>
      <text:p text:style-name="P2"><text:span text:style-name="T1">&lt;</text:span><text:span text:style-name="T6">meta</text:span> <text:span text:style-name="T12">http-equiv</text:span>=<text:span text:style-name="T15">"X-UA-Compatible"</text:span> <text:span text:style-name="T12">content</text:span>=<text:span text:style-name="T15">"IE=edge"</text:span><text:span text:style-name="T1">&gt;</text:span></text:p>
      <text:p text:style-name="P2"><text:span text:style-name="T1">&lt;</text:span><text:span text:style-name="T6">meta</text:span> <text:span text:style-name="T12">name</text:span>=<text:span text:style-name="T15">"viewport"</text:span> <text:span text:style-name="T12">content</text:span>=<text:span text:style-name="T15">"width=device-width, initial-scale=1.0"</text:span><text:span text:style-name="T1">&gt;</text:span></text:p>
      <text:p text:style-name="P2"><text:span text:style-name="T1">&lt;</text:span><text:span text:style-name="T6">title</text:span><text:span text:style-name="T1">&gt;</text:span>Document<text:span text:style-name="T1">&lt;/</text:span><text:span text:style-name="T6">title</text:span><text:span text:style-name="T1">&gt;</text:span></text:p>
      <text:p text:style-name="P2"><text:span text:style-name="T1">&lt;/</text:span><text:span text:style-name="T6">head</text:span><text:span text:style-name="T1">&gt;</text:span></text:p>
      <text:p text:style-name="P2"><text:span text:style-name="T1">&lt;</text:span><text:span text:style-name="T6">body</text:span><text:span text:style-name="T1">&gt;</text:span></text:p>
      <text:p text:style-name="P5">&lt;?php</text:p>
      <text:p text:style-name="P2"><text:span text:style-name="T6">function</text:span> <text:span text:style-name="T16">table</text:span>(<text:span text:style-name="T12">$nbr</text:span>, <text:span text:style-name="T12">$nbr2</text:span>)</text:p>
      <text:p text:style-name="P2">{</text:p>
      <text:p text:style-name="P2"><text:span text:style-name="T12">$table</text:span> = <text:span text:style-name="T15">'&lt;table border="2"&gt;'</text:span>;</text:p>
      <text:p text:style-name="P2"><text:span text:style-name="T17">for</text:span> (<text:span text:style-name="T12">$a</text:span>=<text:span text:style-name="T18">1</text:span>; <text:span text:style-name="T12">$a</text:span> &lt;= <text:span text:style-name="T12">$nbr</text:span>; <text:span text:style-name="T12">$a</text:span>++) {</text:p>
      <text:p text:style-name="P2"><text:span text:style-name="T12">$table</text:span> .= <text:span text:style-name="T15">'&lt;tr&gt;'</text:span>;</text:p>
      <text:p text:style-name="P2"><text:span text:style-name="T17">for</text:span> (<text:span text:style-name="T12">$b</text:span>=<text:span text:style-name="T18">1</text:span>; <text:span text:style-name="T12">$b</text:span> &lt;= <text:span text:style-name="T12">$nbr2</text:span> ; <text:span text:style-name="T12">$b</text:span>++) {</text:p>
      <text:p text:style-name="P2"><text:span text:style-name="T12">$table</text:span> .= <text:span text:style-name="T15">'&lt;td&gt;'</text:span>.<text:span text:style-name="T12">$a</text:span>*<text:span text:style-name="T12">$b</text:span>.<text:span text:style-name="T15">'&lt;/td&gt;'</text:span>;</text:p>
      <text:p text:style-name="P2">}</text:p>
      <text:p text:style-name="P2"><text:span text:style-name="T12">$table</text:span> .= <text:span text:style-name="T15">'&lt;/tr&gt;'</text:span>;</text:p>
      <text:p text:style-name="P2">}</text:p>
      <text:p text:style-name="P2"><text:span text:style-name="T12">$table</text:span> .= <text:span text:style-name="T15">'&lt;/table&gt;'</text:span>;</text:p>
      <text:p text:style-name="P2"><text:span text:style-name="T17">return</text:span> <text:span text:style-name="T12">$table</text:span>;</text:p>
      <text:p text:style-name="P2">}</text:p>
      <text:p text:style-name="P2"><text:span text:style-name="T16">echo</text:span> <text:span text:style-name="T16">table</text:span>(<text:span text:style-name="T18">12</text:span>, <text:span text:style-name="T18">12</text:span>);</text:p>
      <text:p text:style-name="P2"><text:span text:style-name="T6">?&gt;</text:span></text:p>
      <text:p text:style-name="P2"><text:span text:style-name="T1">&lt;/</text:span><text:span text:style-name="T6">body</text:span><text:span text:style-name="T1">&gt;</text:span></text:p>
      <text:p text:style-name="P2"><text:span text:style-name="T1">&lt;/</text:span><text:span text:style-name="T6">html</text:span><text:span text:style-name="T1">&gt;</text:span></text:p>
      <text:p text:style-name="P2"/>
      <text:p text:style-name="Standard"><text:span text:style-name="Emphasis"><text:span text:style-name="T21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Standard"><text:span text:style-name="Emphasis"><text:span text:style-name="T23"/></text:span></text:p>
      <text:p text:style-name="P12"><text:soft-page-break/><text:span text:style-name="Emphasis"><text:span text:style-name="T27">Les tableaux PHP</text:span></text:span></text:p>
      <text:p text:style-name="P12"><text:span text:style-name="Emphasis"><text:span text:style-name="T27"/></text:span></text:p>
      <text:h text:style-name="P1" text:outline-level="4"><text:bookmark text:name="83"/><text:span text:style-name="Emphasis"><text:span text:style-name="T27">1. Mois de l'année non bissextile</text:span></text:span></text:h>
      <text:p text:style-name="Text_20_body">Créez un tableau associant à chaque mois de l’année le nombre de jours du mois. </text:p>
      <text:p text:style-name="Text_20_body">Utilisez le nom des mois comme clés de votre tableau associatif.</text:p>
      <text:p text:style-name="Text_20_body">Affichez votre tableau (dans un tableau HTML) pour faire apparaitre sur chaque ligne le nom du mois et le nombre de jours du mois.</text:p>
      <text:p text:style-name="Text_20_body">Triez ensuite votre tableau en utilisant comme critère le nombre de jours, puis affichez le résultat.</text:p>
      <text:p text:style-name="P13"><text:span text:style-name="Emphasis"><text:span text:style-name="T27"/></text:span></text:p>
      <text:p text:style-name="P13"><text:span text:style-name="Emphasis"><text:span text:style-name="T27"/></text:span></text:p>
      <text:p text:style-name="P13"><text:span text:style-name="Emphasis"><text:span text:style-name="T5">&lt;!</text:span></text:span><text:span text:style-name="Emphasis"><text:span text:style-name="T9">DOCTYPE</text:span></text:span><text:span text:style-name="Emphasis"><text:span text:style-name="T11"> </text:span></text:span><text:span text:style-name="Emphasis"><text:span text:style-name="T14">html</text:span></text:span><text:span text:style-name="Emphasis"><text:span text:style-name="T5">&gt;</text:span></text:span></text:p>
      <text:p text:style-name="P2"><text:span text:style-name="T1">&lt;</text:span><text:span text:style-name="T6">html</text:span> <text:span text:style-name="T12">lang</text:span>=<text:span text:style-name="T15">"fr"</text:span><text:span text:style-name="T1">&gt;</text:span></text:p>
      <text:p text:style-name="P2"><text:span text:style-name="T1">&lt;</text:span><text:span text:style-name="T6">head</text:span><text:span text:style-name="T1">&gt;</text:span></text:p>
      <text:p text:style-name="P2"><text:span text:style-name="T1">&lt;</text:span><text:span text:style-name="T6">meta</text:span> <text:span text:style-name="T12">charset</text:span>=<text:span text:style-name="T15">"UTF-8"</text:span><text:span text:style-name="T1">&gt;</text:span></text:p>
      <text:p text:style-name="P2"><text:span text:style-name="T1">&lt;</text:span><text:span text:style-name="T6">meta</text:span> <text:span text:style-name="T12">http-equiv</text:span>=<text:span text:style-name="T15">"X-UA-Compatible"</text:span> <text:span text:style-name="T12">content</text:span>=<text:span text:style-name="T15">"IE=edge"</text:span><text:span text:style-name="T1">&gt;</text:span></text:p>
      <text:p text:style-name="P2"><text:span text:style-name="T1">&lt;</text:span><text:span text:style-name="T6">meta</text:span> <text:span text:style-name="T12">name</text:span>=<text:span text:style-name="T15">"viewport"</text:span> <text:span text:style-name="T12">content</text:span>=<text:span text:style-name="T15">"width=device-width, initial-scale=1.0"</text:span><text:span text:style-name="T1">&gt;</text:span></text:p>
      <text:p text:style-name="P2"><text:span text:style-name="T1">&lt;</text:span><text:span text:style-name="T6">title</text:span><text:span text:style-name="T1">&gt;</text:span>Document<text:span text:style-name="T1">&lt;/</text:span><text:span text:style-name="T6">title</text:span><text:span text:style-name="T1">&gt;</text:span></text:p>
      <text:p text:style-name="P2"><text:span text:style-name="T1">&lt;/</text:span><text:span text:style-name="T6">head</text:span><text:span text:style-name="T1">&gt;</text:span></text:p>
      <text:p text:style-name="P2"><text:span text:style-name="T1">&lt;</text:span><text:span text:style-name="T6">body</text:span><text:span text:style-name="T1">&gt;</text:span></text:p>
      <text:p text:style-name="P5">&lt;?php</text:p>
      <text:p text:style-name="P2"><text:span text:style-name="T12">$jourMois</text:span> = <text:span text:style-name="T16">array</text:span>(<text:span text:style-name="T15">"janvier"</text:span>=&gt;<text:span text:style-name="T18">31</text:span>,<text:span text:style-name="T15">"février"</text:span> =&gt;<text:span text:style-name="T18">28</text:span>, <text:span text:style-name="T15">"mars"</text:span>=&gt;<text:span text:style-name="T18">31</text:span>, <text:span text:style-name="T15">"avril"</text:span> =&gt; <text:span text:style-name="T18">30</text:span>,<text:span text:style-name="T15">"mai"</text:span> =&gt; <text:span text:style-name="T18">31</text:span>,</text:p>
      <text:p text:style-name="P2"><text:span text:style-name="T15">"juin"</text:span> =&gt;<text:span text:style-name="T18">30</text:span>, <text:span text:style-name="T15">"juillet"</text:span> =&gt; <text:span text:style-name="T18">31</text:span>,<text:span text:style-name="T15">"août"</text:span> =&gt;<text:span text:style-name="T18">31</text:span>, <text:span text:style-name="T15">"septembre"</text:span>=&gt; <text:span text:style-name="T18">30</text:span>, <text:span text:style-name="T15">"octobre"</text:span> =&gt;<text:span text:style-name="T18">31</text:span>,</text:p>
      <text:p text:style-name="P2"><text:span text:style-name="T15">"novembre"</text:span> =&gt;<text:span text:style-name="T18">30</text:span>, <text:span text:style-name="T15">"décembre"</text:span>=&gt; <text:span text:style-name="T18">31</text:span>);</text:p>
      <text:p text:style-name="P2"><text:span text:style-name="T16">echo</text:span><text:span text:style-name="T15">"&lt;table&gt;&lt;tr&gt;&lt;th&gt;Mois&lt;/th&gt;&lt;th&gt;Nombre de jours &lt;/th&gt;&lt;/tr&gt;"</text:span>.<text:span text:style-name="T15">"</text:span><text:span text:style-name="T28">\n</text:span><text:span text:style-name="T15">"</text:span>;</text:p>
      <text:p text:style-name="P2"><text:span text:style-name="T17">foreach</text:span>(<text:span text:style-name="T12">$jourMois</text:span> as <text:span text:style-name="T12">$mois</text:span> =&gt; <text:span text:style-name="T12">$nbrjour</text:span>)</text:p>
      <text:p text:style-name="P2"><text:span text:style-name="T16">echo</text:span><text:span text:style-name="T15">"&lt;tr&gt;&lt;td&gt;"</text:span>. <text:span text:style-name="T12">$mois</text:span> . <text:span text:style-name="T15">"&lt;/td&gt;&lt;td&gt;"</text:span>. <text:span text:style-name="T12">$nbrjour</text:span> . <text:span text:style-name="T15">"&lt;/td&gt;&lt;/tr&gt;</text:span><text:span text:style-name="T28">\n</text:span><text:span text:style-name="T15">"</text:span>;</text:p>
      <text:p text:style-name="P8"/>
      <text:p text:style-name="P2"><text:span text:style-name="T16">echo</text:span><text:span text:style-name="T15">"&lt;/table&gt;"</text:span>;</text:p>
      <text:p text:style-name="P2"><text:span text:style-name="T6">?&gt;</text:span></text:p>
      <text:p text:style-name="P2"><text:span text:style-name="T1">&lt;/</text:span><text:span text:style-name="T6">body</text:span><text:span text:style-name="T1">&gt;</text:span></text:p>
      <text:p text:style-name="P2"><text:span text:style-name="T1">&lt;/</text:span><text:span text:style-name="T6">html</text:span><text:span text:style-name="T1">&gt;</text:span></text:p>
      <text:p text:style-name="P13"><text:span text:style-name="Emphasis"><text:span text:style-name="T27"/></text:span></text:p>
      <text:p text:style-name="P13"><text:span text:style-name="Emphasis"><text:span text:style-name="T27"/></text:span></text:p>
      <text:p text:style-name="P13"><text:span text:style-name="Emphasis"><text:span text:style-name="T27"/></text:span></text:p>
      <text:p text:style-name="P13"><text:span text:style-name="Emphasis"><text:span text:style-name="T27"/></text:span></text:p>
      <text:h text:style-name="P1" text:outline-level="4"><text:bookmark text:name="89"/><text:span text:style-name="Emphasis"><text:span text:style-name="T27">2. Capitales</text:span></text:span></text:h>
      <text:p text:style-name="P14"><text:span text:style-name="Emphasis"><text:span text:style-name="T27">A partir du tableau ci-dessus:</text:span></text:span></text:p>
      <text:list xml:id="list3220973033" text:style-name="L1">
        <text:list-item>
          <text:p text:style-name="P15">Affichez la liste des capitales (par ordre alphabétique) suivie du nom du pays.</text:p>
        </text:list-item>
      </text:list>
      <text:p text:style-name="Text_20_body"/>
      <text:p text:style-name="P2"><text:span text:style-name="T1">&lt;!</text:span><text:span text:style-name="T6">DOCTYPE</text:span> <text:span text:style-name="T12">html</text:span><text:span text:style-name="T1">&gt;</text:span></text:p>
      <text:p text:style-name="P2"><text:span text:style-name="T1">&lt;</text:span><text:span text:style-name="T6">html</text:span> <text:span text:style-name="T12">lang</text:span>=<text:span text:style-name="T15">"fr"</text:span><text:span text:style-name="T1">&gt;</text:span></text:p>
      <text:p text:style-name="P2"><text:span text:style-name="T1">&lt;</text:span><text:span text:style-name="T6">head</text:span><text:span text:style-name="T1">&gt;</text:span></text:p>
      <text:p text:style-name="P2"><text:span text:style-name="T1">&lt;</text:span><text:span text:style-name="T6">meta</text:span> <text:span text:style-name="T12">charset</text:span>=<text:span text:style-name="T15">"UTF-8"</text:span><text:span text:style-name="T1">&gt;</text:span></text:p>
      <text:p text:style-name="P2"><text:span text:style-name="T1">&lt;</text:span><text:span text:style-name="T6">meta</text:span> <text:span text:style-name="T12">http-equiv</text:span>=<text:span text:style-name="T15">"X-UA-Compatible"</text:span> <text:span text:style-name="T12">content</text:span>=<text:span text:style-name="T15">"IE=edge"</text:span><text:span text:style-name="T1">&gt;</text:span></text:p>
      <text:p text:style-name="P2"><text:span text:style-name="T1">&lt;</text:span><text:span text:style-name="T6">meta</text:span> <text:span text:style-name="T12">name</text:span>=<text:span text:style-name="T15">"viewport"</text:span> <text:span text:style-name="T12">content</text:span>=<text:span text:style-name="T15">"width=device-width, initial-scale=1.0"</text:span><text:span text:style-name="T1">&gt;</text:span></text:p>
      <text:p text:style-name="P2"><text:soft-page-break/><text:span text:style-name="T1">&lt;</text:span><text:span text:style-name="T6">title</text:span><text:span text:style-name="T1">&gt;</text:span>Document<text:span text:style-name="T1">&lt;/</text:span><text:span text:style-name="T6">title</text:span><text:span text:style-name="T1">&gt;</text:span></text:p>
      <text:p text:style-name="P2"><text:span text:style-name="T1">&lt;/</text:span><text:span text:style-name="T6">head</text:span><text:span text:style-name="T1">&gt;</text:span></text:p>
      <text:p text:style-name="P2"><text:span text:style-name="T1">&lt;</text:span><text:span text:style-name="T6">body</text:span><text:span text:style-name="T1">&gt;</text:span></text:p>
      <text:p text:style-name="P5">&lt;?php</text:p>
      <text:p text:style-name="P2"><text:span text:style-name="T12">$capitales</text:span> = <text:span text:style-name="T16">array</text:span>(</text:p>
      <text:p text:style-name="P2"><text:span text:style-name="T15">"Bucarest"</text:span> =&gt; <text:span text:style-name="T15">"Roumanie"</text:span>,</text:p>
      <text:p text:style-name="P2"><text:span text:style-name="T15">"Bruxelles"</text:span> =&gt; <text:span text:style-name="T15">"Belgique"</text:span>,</text:p>
      <text:p text:style-name="P2"><text:span text:style-name="T15">"Oslo"</text:span> =&gt; <text:span text:style-name="T15">"Norvège"</text:span>,</text:p>
      <text:p text:style-name="P2"><text:span text:style-name="T15">"Ottawa"</text:span> =&gt; <text:span text:style-name="T15">"Canada"</text:span>,</text:p>
      <text:p text:style-name="P2"><text:span text:style-name="T15">"Paris"</text:span> =&gt; <text:span text:style-name="T15">"France"</text:span>,</text:p>
      <text:p text:style-name="P2"><text:span text:style-name="T15">"Port-au-Prince"</text:span> =&gt; <text:span text:style-name="T15">"Haïti"</text:span>,</text:p>
      <text:p text:style-name="P2"><text:span text:style-name="T15">"Port-d'Espagne"</text:span> =&gt; <text:span text:style-name="T15">"Trinité-et-Tobago"</text:span>,</text:p>
      <text:p text:style-name="P2"><text:span text:style-name="T15">"Prague"</text:span> =&gt; <text:span text:style-name="T15">"République tchèque"</text:span>,</text:p>
      <text:p text:style-name="P2"><text:span text:style-name="T15">"Rabat"</text:span> =&gt; <text:span text:style-name="T15">"Maroc"</text:span>,</text:p>
      <text:p text:style-name="P2"><text:span text:style-name="T15">"Riga"</text:span> =&gt; <text:span text:style-name="T15">"Lettonie"</text:span>,</text:p>
      <text:p text:style-name="P2"><text:span text:style-name="T15">"Rome"</text:span> =&gt; <text:span text:style-name="T15">"Italie"</text:span>,</text:p>
      <text:p text:style-name="P2"><text:span text:style-name="T15">"San José"</text:span> =&gt; <text:span text:style-name="T15">"Costa Rica"</text:span>,</text:p>
      <text:p text:style-name="P2"><text:span text:style-name="T15">"Santiago"</text:span> =&gt; <text:span text:style-name="T15">"Chili"</text:span>,</text:p>
      <text:p text:style-name="P2"><text:span text:style-name="T15">"Sofia"</text:span> =&gt; <text:span text:style-name="T15">"Bulgarie"</text:span>,</text:p>
      <text:p text:style-name="P2"><text:span text:style-name="T15">"Alger"</text:span> =&gt; <text:span text:style-name="T15">"Algérie"</text:span>,</text:p>
      <text:p text:style-name="P2"><text:span text:style-name="T15">"Amsterdam"</text:span> =&gt; <text:span text:style-name="T15">"Pays-Bas"</text:span>,</text:p>
      <text:p text:style-name="P2"><text:span text:style-name="T15">"Andorre-la-Vieille"</text:span> =&gt; <text:span text:style-name="T15">"Andorre"</text:span>,</text:p>
      <text:p text:style-name="P2"><text:span text:style-name="T15">"Asuncion"</text:span> =&gt; <text:span text:style-name="T15">"Paraguay"</text:span>,</text:p>
      <text:p text:style-name="P2"><text:span text:style-name="T15">"Athènes"</text:span> =&gt; <text:span text:style-name="T15">"Grèce"</text:span>,</text:p>
      <text:p text:style-name="P2"><text:span text:style-name="T15">"Bagdad"</text:span> =&gt; <text:span text:style-name="T15">"Irak"</text:span>,</text:p>
      <text:p text:style-name="P2"><text:span text:style-name="T15">"Bamako"</text:span> =&gt; <text:span text:style-name="T15">"Mali"</text:span>,</text:p>
      <text:p text:style-name="P2"><text:span text:style-name="T15">"Berlin"</text:span> =&gt; <text:span text:style-name="T15">"Allemagne"</text:span>,</text:p>
      <text:p text:style-name="P2"><text:span text:style-name="T15">"Bogota"</text:span> =&gt; <text:span text:style-name="T15">"Colombie"</text:span>,</text:p>
      <text:p text:style-name="P2"><text:span text:style-name="T15">"Brasilia"</text:span> =&gt; <text:span text:style-name="T15">"Brésil"</text:span>,</text:p>
      <text:p text:style-name="P2"><text:span text:style-name="T15">"Bratislava"</text:span> =&gt; <text:span text:style-name="T15">"Slovaquie"</text:span>,</text:p>
      <text:p text:style-name="P2"><text:span text:style-name="T15">"Varsovie"</text:span> =&gt; <text:span text:style-name="T15">"Pologne"</text:span>,</text:p>
      <text:p text:style-name="P2"><text:span text:style-name="T15">"Budapest"</text:span> =&gt; <text:span text:style-name="T15">"Hongrie"</text:span>,</text:p>
      <text:p text:style-name="P2"><text:span text:style-name="T15">"Le Caire"</text:span> =&gt; <text:span text:style-name="T15">"Egypte"</text:span>,</text:p>
      <text:p text:style-name="P2"><text:span text:style-name="T15">"Canberra"</text:span> =&gt; <text:span text:style-name="T15">"Australie"</text:span>,</text:p>
      <text:p text:style-name="P2"><text:span text:style-name="T15">"Caracas"</text:span> =&gt; <text:span text:style-name="T15">"Venezuela"</text:span>,</text:p>
      <text:p text:style-name="P2"><text:span text:style-name="T15">"Jakarta"</text:span> =&gt; <text:span text:style-name="T15">"Indonésie"</text:span>,</text:p>
      <text:p text:style-name="P2"><text:span text:style-name="T15">"Kiev"</text:span> =&gt; <text:span text:style-name="T15">"Ukraine"</text:span>,</text:p>
      <text:p text:style-name="P2"><text:span text:style-name="T15">"Kigali"</text:span> =&gt; <text:span text:style-name="T15">"Rwanda"</text:span>,</text:p>
      <text:p text:style-name="P2"><text:span text:style-name="T15">"Kingston"</text:span> =&gt; <text:span text:style-name="T15">"Jamaïque"</text:span>,</text:p>
      <text:p text:style-name="P2"><text:span text:style-name="T15">"Lima"</text:span> =&gt; <text:span text:style-name="T15">"Pérou"</text:span>,</text:p>
      <text:p text:style-name="P2"><text:span text:style-name="T15">"Londres"</text:span> =&gt; <text:span text:style-name="T15">"Royaume-Uni"</text:span>,</text:p>
      <text:p text:style-name="P2"><text:span text:style-name="T15">"Madrid"</text:span> =&gt; <text:span text:style-name="T15">"Espagne"</text:span>,</text:p>
      <text:p text:style-name="P2"><text:span text:style-name="T15">"Malé"</text:span> =&gt; <text:span text:style-name="T15">"Maldives"</text:span>,</text:p>
      <text:p text:style-name="P2"><text:span text:style-name="T15">"Mexico"</text:span> =&gt; <text:span text:style-name="T15">"Mexique"</text:span>,</text:p>
      <text:p text:style-name="P2"><text:span text:style-name="T15">"Minsk"</text:span> =&gt; <text:span text:style-name="T15">"Biélorussie"</text:span>,</text:p>
      <text:p text:style-name="P2"><text:span text:style-name="T15">"Moscou"</text:span> =&gt; <text:span text:style-name="T15">"Russie"</text:span>,</text:p>
      <text:p text:style-name="P2"><text:span text:style-name="T15">"Nairobi"</text:span> =&gt; <text:span text:style-name="T15">"Kenya"</text:span>,</text:p>
      <text:p text:style-name="P2"><text:span text:style-name="T15">"New Delhi"</text:span> =&gt; <text:span text:style-name="T15">"Inde"</text:span>,</text:p>
      <text:p text:style-name="P2"><text:span text:style-name="T15">"Stockholm"</text:span> =&gt; <text:span text:style-name="T15">"Suède"</text:span>,</text:p>
      <text:p text:style-name="P2"><text:span text:style-name="T15">"Téhéran"</text:span> =&gt; <text:span text:style-name="T15">"Iran"</text:span>,</text:p>
      <text:p text:style-name="P2"><text:span text:style-name="T15">"Tokyo"</text:span> =&gt; <text:span text:style-name="T15">"Japon"</text:span>,</text:p>
      <text:p text:style-name="P2"><text:soft-page-break/><text:span text:style-name="T15">"Tunis"</text:span> =&gt; <text:span text:style-name="T15">"Tunisie"</text:span>,</text:p>
      <text:p text:style-name="P2"><text:span text:style-name="T15">"Copenhague"</text:span> =&gt; <text:span text:style-name="T15">"Danemark"</text:span>,</text:p>
      <text:p text:style-name="P2"><text:span text:style-name="T15">"Dakar"</text:span> =&gt; <text:span text:style-name="T15">"Sénégal"</text:span>,</text:p>
      <text:p text:style-name="P2"><text:span text:style-name="T15">"Damas"</text:span> =&gt; <text:span text:style-name="T15">"Syrie"</text:span>,</text:p>
      <text:p text:style-name="P2"><text:span text:style-name="T15">"Dublin"</text:span> =&gt; <text:span text:style-name="T15">"Irlande"</text:span>,</text:p>
      <text:p text:style-name="P2"><text:span text:style-name="T15">"Erevan"</text:span> =&gt; <text:span text:style-name="T15">"Arménie"</text:span>,</text:p>
      <text:p text:style-name="P2"><text:span text:style-name="T15">"La Havane"</text:span> =&gt; <text:span text:style-name="T15">"Cuba"</text:span>,</text:p>
      <text:p text:style-name="P2"><text:span text:style-name="T15">"Helsinki"</text:span> =&gt; <text:span text:style-name="T15">"Finlande"</text:span>,</text:p>
      <text:p text:style-name="P2"><text:span text:style-name="T15">"Islamabad"</text:span> =&gt; <text:span text:style-name="T15">"Pakistan"</text:span>,</text:p>
      <text:p text:style-name="P2"><text:span text:style-name="T15">"Vienne"</text:span> =&gt; <text:span text:style-name="T15">"Autriche"</text:span>,</text:p>
      <text:p text:style-name="P2"><text:span text:style-name="T15">"Vilnius"</text:span> =&gt; <text:span text:style-name="T15">"Lituanie"</text:span>,</text:p>
      <text:p text:style-name="P2"><text:span text:style-name="T15">"Zagreb"</text:span> =&gt; <text:span text:style-name="T15">"Croatie"</text:span>);</text:p>
      <text:p text:style-name="P2"><text:span text:style-name="T16">ksort</text:span>(<text:span text:style-name="T12">$capitales</text:span>);</text:p>
      <text:p text:style-name="P2"><text:span text:style-name="T16">echo</text:span><text:span text:style-name="T15">"&lt;table&gt;&lt;tr&gt;&lt;th&gt;Capitales&lt;/th&gt;&lt;th&gt;Pays&lt;/th&gt;&lt;/tr&gt;"</text:span>.<text:span text:style-name="T15">"</text:span><text:span text:style-name="T28">\n</text:span><text:span text:style-name="T15">"</text:span>;</text:p>
      <text:p text:style-name="P2"><text:span text:style-name="T17">foreach</text:span>(<text:span text:style-name="T12">$capitales</text:span> as <text:span text:style-name="T12">$nompays</text:span> =&gt; <text:span text:style-name="T12">$capitales</text:span>)</text:p>
      <text:p text:style-name="P2"><text:span text:style-name="T16">echo</text:span><text:span text:style-name="T15">"&lt;tr&gt;&lt;td&gt;"</text:span>. <text:span text:style-name="T12">$nompays</text:span> . <text:span text:style-name="T15">"&lt;/td&gt;&lt;td&gt;"</text:span>. <text:span text:style-name="T12">$capitales</text:span> . <text:span text:style-name="T15">"&lt;/td&gt;&lt;/tr&gt;</text:span><text:span text:style-name="T28">\n</text:span><text:span text:style-name="T15">"</text:span>;</text:p>
      <text:p text:style-name="P2"><text:span text:style-name="T16">echo</text:span><text:span text:style-name="T15">"&lt;/table&gt;"</text:span>;</text:p>
      <text:p text:style-name="P2"><text:span text:style-name="T6">?&gt;</text:span></text:p>
      <text:p text:style-name="P2"><text:span text:style-name="T1">&lt;/</text:span><text:span text:style-name="T6">body</text:span><text:span text:style-name="T1">&gt;</text:span></text:p>
      <text:p text:style-name="P2"><text:span text:style-name="T1">&lt;/</text:span><text:span text:style-name="T6">html</text:span><text:span text:style-name="T1">&gt;</text:span></text:p>
      <text:p text:style-name="Text_20_body"/>
      <text:p text:style-name="Text_20_body"/>
      <text:list xml:id="list150448082063636" text:continue-numbering="true" text:style-name="L1">
        <text:list-item>
          <text:p text:style-name="P15">Affichez la liste des pays (par ordre alphabétique) suivie du nom de la capitale.</text:p>
        </text:list-item>
      </text:list>
      <text:p text:style-name="P4"><text:span text:style-name="T1">&lt;!</text:span><text:span text:style-name="T6">DOCTYPE</text:span> <text:span text:style-name="T12">html</text:span><text:span text:style-name="T1">&gt;</text:span></text:p>
      <text:p text:style-name="P2"><text:span text:style-name="T1">&lt;</text:span><text:span text:style-name="T6">html</text:span> <text:span text:style-name="T12">lang</text:span>=<text:span text:style-name="T15">"fr"</text:span><text:span text:style-name="T1">&gt;</text:span></text:p>
      <text:p text:style-name="P2"><text:span text:style-name="T1">&lt;</text:span><text:span text:style-name="T6">head</text:span><text:span text:style-name="T1">&gt;</text:span></text:p>
      <text:p text:style-name="P2"><text:span text:style-name="T1">&lt;</text:span><text:span text:style-name="T6">meta</text:span> <text:span text:style-name="T12">charset</text:span>=<text:span text:style-name="T15">"UTF-8"</text:span><text:span text:style-name="T1">&gt;</text:span></text:p>
      <text:p text:style-name="P2"><text:span text:style-name="T1">&lt;</text:span><text:span text:style-name="T6">meta</text:span> <text:span text:style-name="T12">http-equiv</text:span>=<text:span text:style-name="T15">"X-UA-Compatible"</text:span> <text:span text:style-name="T12">content</text:span>=<text:span text:style-name="T15">"IE=edge"</text:span><text:span text:style-name="T1">&gt;</text:span></text:p>
      <text:p text:style-name="P2"><text:span text:style-name="T1">&lt;</text:span><text:span text:style-name="T6">meta</text:span> <text:span text:style-name="T12">name</text:span>=<text:span text:style-name="T15">"viewport"</text:span> <text:span text:style-name="T12">content</text:span>=<text:span text:style-name="T15">"width=device-width, initial-scale=1.0"</text:span><text:span text:style-name="T1">&gt;</text:span></text:p>
      <text:p text:style-name="P2"><text:span text:style-name="T1">&lt;</text:span><text:span text:style-name="T6">title</text:span><text:span text:style-name="T1">&gt;</text:span>Document<text:span text:style-name="T1">&lt;/</text:span><text:span text:style-name="T6">title</text:span><text:span text:style-name="T1">&gt;</text:span></text:p>
      <text:p text:style-name="P2"><text:span text:style-name="T1">&lt;/</text:span><text:span text:style-name="T6">head</text:span><text:span text:style-name="T1">&gt;</text:span></text:p>
      <text:p text:style-name="P2"><text:span text:style-name="T1">&lt;</text:span><text:span text:style-name="T6">body</text:span><text:span text:style-name="T1">&gt;</text:span></text:p>
      <text:p text:style-name="P5">&lt;?php</text:p>
      <text:p text:style-name="P2"><text:span text:style-name="T12">$nompays</text:span> = <text:span text:style-name="T16">array</text:span> (</text:p>
      <text:p text:style-name="P2"><text:span text:style-name="T15">"Bucarest"</text:span> =&gt; <text:span text:style-name="T15">"Roumanie"</text:span>,</text:p>
      <text:p text:style-name="P2"><text:span text:style-name="T15">"Bruxelles"</text:span> =&gt; <text:span text:style-name="T15">"Belgique"</text:span>,</text:p>
      <text:p text:style-name="P2"><text:span text:style-name="T15">"Oslo"</text:span> =&gt; <text:span text:style-name="T15">"Norvège"</text:span>,</text:p>
      <text:p text:style-name="P2"><text:span text:style-name="T15">"Ottawa"</text:span> =&gt; <text:span text:style-name="T15">"Canada"</text:span>,</text:p>
      <text:p text:style-name="P2"><text:span text:style-name="T15">"Paris"</text:span> =&gt; <text:span text:style-name="T15">"France"</text:span>,</text:p>
      <text:p text:style-name="P2"><text:span text:style-name="T15">"Port-au-Prince"</text:span> =&gt; <text:span text:style-name="T15">"Haïti"</text:span>,</text:p>
      <text:p text:style-name="P2"><text:span text:style-name="T15">"Port-d'Espagne"</text:span> =&gt; <text:span text:style-name="T15">"Trinité-et-Tobago"</text:span>,</text:p>
      <text:p text:style-name="P2"><text:span text:style-name="T15">"Prague"</text:span> =&gt; <text:span text:style-name="T15">"République tchèque"</text:span>,</text:p>
      <text:p text:style-name="P2"><text:span text:style-name="T15">"Rabat"</text:span> =&gt; <text:span text:style-name="T15">"Maroc"</text:span>,</text:p>
      <text:p text:style-name="P2"><text:span text:style-name="T15">"Riga"</text:span> =&gt; <text:span text:style-name="T15">"Lettonie"</text:span>,</text:p>
      <text:p text:style-name="P2"><text:span text:style-name="T15">"Rome"</text:span> =&gt; <text:span text:style-name="T15">"Italie"</text:span>,</text:p>
      <text:p text:style-name="P2"><text:span text:style-name="T15">"San José"</text:span> =&gt; <text:span text:style-name="T15">"Costa Rica"</text:span>,</text:p>
      <text:p text:style-name="P2"><text:span text:style-name="T15">"Santiago"</text:span> =&gt; <text:span text:style-name="T15">"Chili"</text:span>,</text:p>
      <text:p text:style-name="P2"><text:span text:style-name="T15">"Sofia"</text:span> =&gt; <text:span text:style-name="T15">"Bulgarie"</text:span>,</text:p>
      <text:p text:style-name="P2"><text:span text:style-name="T15">"Alger"</text:span> =&gt; <text:span text:style-name="T15">"Algérie"</text:span>,</text:p>
      <text:p text:style-name="P2"><text:soft-page-break/><text:span text:style-name="T15">"Amsterdam"</text:span> =&gt; <text:span text:style-name="T15">"Pays-Bas"</text:span>,</text:p>
      <text:p text:style-name="P2"><text:span text:style-name="T15">"Andorre-la-Vieille"</text:span> =&gt; <text:span text:style-name="T15">"Andorre"</text:span>,</text:p>
      <text:p text:style-name="P2"><text:span text:style-name="T15">"Asuncion"</text:span> =&gt; <text:span text:style-name="T15">"Paraguay"</text:span>,</text:p>
      <text:p text:style-name="P2"><text:span text:style-name="T15">"Athènes"</text:span> =&gt; <text:span text:style-name="T15">"Grèce"</text:span>,</text:p>
      <text:p text:style-name="P2"><text:span text:style-name="T15">"Bagdad"</text:span> =&gt; <text:span text:style-name="T15">"Irak"</text:span>,</text:p>
      <text:p text:style-name="P2"><text:span text:style-name="T15">"Bamako"</text:span> =&gt; <text:span text:style-name="T15">"Mali"</text:span>,</text:p>
      <text:p text:style-name="P2"><text:span text:style-name="T15">"Berlin"</text:span> =&gt; <text:span text:style-name="T15">"Allemagne"</text:span>,</text:p>
      <text:p text:style-name="P2"><text:span text:style-name="T15">"Bogota"</text:span> =&gt; <text:span text:style-name="T15">"Colombie"</text:span>,</text:p>
      <text:p text:style-name="P2"><text:span text:style-name="T15">"Brasilia"</text:span> =&gt; <text:span text:style-name="T15">"Brésil"</text:span>,</text:p>
      <text:p text:style-name="P2"><text:span text:style-name="T15">"Bratislava"</text:span> =&gt; <text:span text:style-name="T15">"Slovaquie"</text:span>,</text:p>
      <text:p text:style-name="P2"><text:span text:style-name="T15">"Varsovie"</text:span> =&gt; <text:span text:style-name="T15">"Pologne"</text:span>,</text:p>
      <text:p text:style-name="P2"><text:span text:style-name="T15">"Budapest"</text:span> =&gt; <text:span text:style-name="T15">"Hongrie"</text:span>,</text:p>
      <text:p text:style-name="P2"><text:span text:style-name="T15">"Le Caire"</text:span> =&gt; <text:span text:style-name="T15">"Egypte"</text:span>,</text:p>
      <text:p text:style-name="P2"><text:span text:style-name="T15">"Canberra"</text:span> =&gt; <text:span text:style-name="T15">"Australie"</text:span>,</text:p>
      <text:p text:style-name="P2"><text:span text:style-name="T15">"Caracas"</text:span> =&gt; <text:span text:style-name="T15">"Venezuela"</text:span>,</text:p>
      <text:p text:style-name="P2"><text:span text:style-name="T15">"Jakarta"</text:span> =&gt; <text:span text:style-name="T15">"Indonésie"</text:span>,</text:p>
      <text:p text:style-name="P2"><text:span text:style-name="T15">"Kiev"</text:span> =&gt; <text:span text:style-name="T15">"Ukraine"</text:span>,</text:p>
      <text:p text:style-name="P2"><text:span text:style-name="T15">"Kigali"</text:span> =&gt; <text:span text:style-name="T15">"Rwanda"</text:span>,</text:p>
      <text:p text:style-name="P2"><text:span text:style-name="T15">"Kingston"</text:span> =&gt; <text:span text:style-name="T15">"Jamaïque"</text:span>,</text:p>
      <text:p text:style-name="P2"><text:span text:style-name="T15">"Lima"</text:span> =&gt; <text:span text:style-name="T15">"Pérou"</text:span>,</text:p>
      <text:p text:style-name="P2"><text:span text:style-name="T15">"Londres"</text:span> =&gt; <text:span text:style-name="T15">"Royaume-Uni"</text:span>,</text:p>
      <text:p text:style-name="P2"><text:span text:style-name="T15">"Madrid"</text:span> =&gt; <text:span text:style-name="T15">"Espagne"</text:span>,</text:p>
      <text:p text:style-name="P2"><text:span text:style-name="T15">"Malé"</text:span> =&gt; <text:span text:style-name="T15">"Maldives"</text:span>,</text:p>
      <text:p text:style-name="P2"><text:span text:style-name="T15">"Mexico"</text:span> =&gt; <text:span text:style-name="T15">"Mexique"</text:span>,</text:p>
      <text:p text:style-name="P2"><text:span text:style-name="T15">"Minsk"</text:span> =&gt; <text:span text:style-name="T15">"Biélorussie"</text:span>,</text:p>
      <text:p text:style-name="P2"><text:span text:style-name="T15">"Moscou"</text:span> =&gt; <text:span text:style-name="T15">"Russie"</text:span>,</text:p>
      <text:p text:style-name="P2"><text:span text:style-name="T15">"Nairobi"</text:span> =&gt; <text:span text:style-name="T15">"Kenya"</text:span>,</text:p>
      <text:p text:style-name="P2"><text:span text:style-name="T15">"New Delhi"</text:span> =&gt; <text:span text:style-name="T15">"Inde"</text:span>,</text:p>
      <text:p text:style-name="P2"><text:span text:style-name="T15">"Stockholm"</text:span> =&gt; <text:span text:style-name="T15">"Suède"</text:span>,</text:p>
      <text:p text:style-name="P2"><text:span text:style-name="T15">"Téhéran"</text:span> =&gt; <text:span text:style-name="T15">"Iran"</text:span>,</text:p>
      <text:p text:style-name="P2"><text:span text:style-name="T15">"Tokyo"</text:span> =&gt; <text:span text:style-name="T15">"Japon"</text:span>,</text:p>
      <text:p text:style-name="P2"><text:span text:style-name="T15">"Tunis"</text:span> =&gt; <text:span text:style-name="T15">"Tunisie"</text:span>,</text:p>
      <text:p text:style-name="P2"><text:span text:style-name="T15">"Copenhague"</text:span> =&gt; <text:span text:style-name="T15">"Danemark"</text:span>,</text:p>
      <text:p text:style-name="P2"><text:span text:style-name="T15">"Dakar"</text:span> =&gt; <text:span text:style-name="T15">"Sénégal"</text:span>,</text:p>
      <text:p text:style-name="P2"><text:span text:style-name="T15">"Damas"</text:span> =&gt; <text:span text:style-name="T15">"Syrie"</text:span>,</text:p>
      <text:p text:style-name="P2"><text:span text:style-name="T15">"Dublin"</text:span> =&gt; <text:span text:style-name="T15">"Irlande"</text:span>,</text:p>
      <text:p text:style-name="P2"><text:span text:style-name="T15">"Erevan"</text:span> =&gt; <text:span text:style-name="T15">"Arménie"</text:span>,</text:p>
      <text:p text:style-name="P2"><text:span text:style-name="T15">"La Havane"</text:span> =&gt; <text:span text:style-name="T15">"Cuba"</text:span>,</text:p>
      <text:p text:style-name="P2"><text:span text:style-name="T15">"Helsinki"</text:span> =&gt; <text:span text:style-name="T15">"Finlande"</text:span>,</text:p>
      <text:p text:style-name="P2"><text:span text:style-name="T15">"Islamabad"</text:span> =&gt; <text:span text:style-name="T15">"Pakistan"</text:span>,</text:p>
      <text:p text:style-name="P2"><text:span text:style-name="T15">"Vienne"</text:span> =&gt; <text:span text:style-name="T15">"Autriche"</text:span>,</text:p>
      <text:p text:style-name="P2"><text:span text:style-name="T15">"Vilnius"</text:span> =&gt; <text:span text:style-name="T15">"Lituanie"</text:span>,</text:p>
      <text:p text:style-name="P2"><text:span text:style-name="T15">"Zagreb"</text:span> =&gt; <text:span text:style-name="T15">"Croatie"</text:span>);</text:p>
      <text:p text:style-name="P2"><text:span text:style-name="T16">asort</text:span>(<text:span text:style-name="T12">$nompays</text:span>);</text:p>
      <text:p text:style-name="P2"><text:span text:style-name="T16">echo</text:span><text:span text:style-name="T15">"&lt;table&gt;&lt;tr&gt;&lt;th&gt;Pays&lt;/th&gt;&lt;th&gt;Capitales&lt;/th&gt;&lt;/tr&gt;"</text:span>.<text:span text:style-name="T15">"</text:span><text:span text:style-name="T28">\n</text:span><text:span text:style-name="T15">"</text:span>;</text:p>
      <text:p text:style-name="P2"><text:span text:style-name="T17">foreach</text:span>(<text:span text:style-name="T12">$nompays</text:span> as <text:span text:style-name="T12">$capitales</text:span> =&gt; <text:span text:style-name="T12">$nompays</text:span>)</text:p>
      <text:p text:style-name="P2"><text:span text:style-name="T16">echo</text:span><text:span text:style-name="T15">"&lt;tr&gt;&lt;td&gt;"</text:span>. <text:span text:style-name="T12">$nompays</text:span> . <text:span text:style-name="T15">"&lt;/td&gt;&lt;td&gt;"</text:span>. <text:span text:style-name="T12">$capitales</text:span> . <text:span text:style-name="T15">"&lt;/td&gt;&lt;/tr&gt;</text:span><text:span text:style-name="T28">\n</text:span><text:span text:style-name="T15">"</text:span>;</text:p>
      <text:p text:style-name="P2"><text:span text:style-name="T16">echo</text:span><text:span text:style-name="T15">"&lt;/table&gt;"</text:span>;</text:p>
      <text:p text:style-name="P2"><text:span text:style-name="T6">?&gt;</text:span></text:p>
      <text:p text:style-name="P2"><text:span text:style-name="T1">&lt;/</text:span><text:span text:style-name="T6">body</text:span><text:span text:style-name="T1">&gt;</text:span></text:p>
      <text:p text:style-name="P9"><text:span text:style-name="T2">&lt;/</text:span><text:span text:style-name="T7">html</text:span><text:span text:style-name="T2">&gt;</text:span></text:p>
      <text:p text:style-name="P7"><text:soft-page-break/><text:span text:style-name="T29">3. </text:span>Affichez le nombre de pays dans le tableau.</text:p>
      <text:p text:style-name="P9"/>
      <text:p text:style-name="P9"/>
      <text:p text:style-name="P9"/>
      <text:p text:style-name="P9"/>
      <text:p text:style-name="P9"/>
      <text:p text:style-name="P3"><text:span text:style-name="T1">&lt;!</text:span><text:span text:style-name="T6">DOCTYPE</text:span> <text:span text:style-name="T12">html</text:span><text:span text:style-name="T1">&gt;</text:span></text:p>
      <text:p text:style-name="P2"><text:span text:style-name="T1">&lt;</text:span><text:span text:style-name="T6">html</text:span> <text:span text:style-name="T12">lang</text:span>=<text:span text:style-name="T15">"fr"</text:span><text:span text:style-name="T1">&gt;</text:span></text:p>
      <text:p text:style-name="P2"><text:span text:style-name="T1">&lt;</text:span><text:span text:style-name="T6">head</text:span><text:span text:style-name="T1">&gt;</text:span></text:p>
      <text:p text:style-name="P2"><text:span text:style-name="T1">&lt;</text:span><text:span text:style-name="T6">meta</text:span> <text:span text:style-name="T12">charset</text:span>=<text:span text:style-name="T15">"UTF-8"</text:span><text:span text:style-name="T1">&gt;</text:span></text:p>
      <text:p text:style-name="P2"><text:span text:style-name="T1">&lt;</text:span><text:span text:style-name="T6">meta</text:span> <text:span text:style-name="T12">http-equiv</text:span>=<text:span text:style-name="T15">"X-UA-Compatible"</text:span> <text:span text:style-name="T12">content</text:span>=<text:span text:style-name="T15">"IE=edge"</text:span><text:span text:style-name="T1">&gt;</text:span></text:p>
      <text:p text:style-name="P2"><text:span text:style-name="T1">&lt;</text:span><text:span text:style-name="T6">meta</text:span> <text:span text:style-name="T12">name</text:span>=<text:span text:style-name="T15">"viewport"</text:span> <text:span text:style-name="T12">content</text:span>=<text:span text:style-name="T15">"width=device-width, initial-scale=1.0"</text:span><text:span text:style-name="T1">&gt;</text:span></text:p>
      <text:p text:style-name="P2"><text:span text:style-name="T1">&lt;</text:span><text:span text:style-name="T6">title</text:span><text:span text:style-name="T1">&gt;</text:span>Document<text:span text:style-name="T1">&lt;/</text:span><text:span text:style-name="T6">title</text:span><text:span text:style-name="T1">&gt;</text:span></text:p>
      <text:p text:style-name="P2"><text:span text:style-name="T1">&lt;/</text:span><text:span text:style-name="T6">head</text:span><text:span text:style-name="T1">&gt;</text:span></text:p>
      <text:p text:style-name="P2"><text:span text:style-name="T1">&lt;</text:span><text:span text:style-name="T6">body</text:span><text:span text:style-name="T1">&gt;</text:span></text:p>
      <text:p text:style-name="P5">&lt;?php</text:p>
      <text:p text:style-name="P2"><text:span text:style-name="T12">$nompays</text:span> = <text:span text:style-name="T16">array</text:span> (</text:p>
      <text:p text:style-name="P2"><text:span text:style-name="T15">"Bucarest"</text:span> =&gt; <text:span text:style-name="T15">"Roumanie"</text:span>,</text:p>
      <text:p text:style-name="P2"><text:span text:style-name="T15">"Bruxelles"</text:span> =&gt; <text:span text:style-name="T15">"Belgique"</text:span>,</text:p>
      <text:p text:style-name="P2"><text:span text:style-name="T15">"Oslo"</text:span> =&gt; <text:span text:style-name="T15">"Norvège"</text:span>,</text:p>
      <text:p text:style-name="P2"><text:span text:style-name="T15">"Ottawa"</text:span> =&gt; <text:span text:style-name="T15">"Canada"</text:span>,</text:p>
      <text:p text:style-name="P2"><text:span text:style-name="T15">"Paris"</text:span> =&gt; <text:span text:style-name="T15">"France"</text:span>,</text:p>
      <text:p text:style-name="P2"><text:span text:style-name="T15">"Port-au-Prince"</text:span> =&gt; <text:span text:style-name="T15">"Haïti"</text:span>,</text:p>
      <text:p text:style-name="P2"><text:span text:style-name="T15">"Port-d'Espagne"</text:span> =&gt; <text:span text:style-name="T15">"Trinité-et-Tobago"</text:span>,</text:p>
      <text:p text:style-name="P2"><text:span text:style-name="T15">"Prague"</text:span> =&gt; <text:span text:style-name="T15">"République tchèque"</text:span>,</text:p>
      <text:p text:style-name="P2"><text:span text:style-name="T15">"Rabat"</text:span> =&gt; <text:span text:style-name="T15">"Maroc"</text:span>,</text:p>
      <text:p text:style-name="P2"><text:span text:style-name="T15">"Riga"</text:span> =&gt; <text:span text:style-name="T15">"Lettonie"</text:span>,</text:p>
      <text:p text:style-name="P2"><text:span text:style-name="T15">"Rome"</text:span> =&gt; <text:span text:style-name="T15">"Italie"</text:span>,</text:p>
      <text:p text:style-name="P2"><text:span text:style-name="T15">"San José"</text:span> =&gt; <text:span text:style-name="T15">"Costa Rica"</text:span>,</text:p>
      <text:p text:style-name="P2"><text:span text:style-name="T15">"Santiago"</text:span> =&gt; <text:span text:style-name="T15">"Chili"</text:span>,</text:p>
      <text:p text:style-name="P2"><text:span text:style-name="T15">"Sofia"</text:span> =&gt; <text:span text:style-name="T15">"Bulgarie"</text:span>,</text:p>
      <text:p text:style-name="P2"><text:span text:style-name="T15">"Alger"</text:span> =&gt; <text:span text:style-name="T15">"Algérie"</text:span>,</text:p>
      <text:p text:style-name="P2"><text:span text:style-name="T15">"Amsterdam"</text:span> =&gt; <text:span text:style-name="T15">"Pays-Bas"</text:span>,</text:p>
      <text:p text:style-name="P2"><text:span text:style-name="T15">"Andorre-la-Vieille"</text:span> =&gt; <text:span text:style-name="T15">"Andorre"</text:span>,</text:p>
      <text:p text:style-name="P2"><text:span text:style-name="T15">"Asuncion"</text:span> =&gt; <text:span text:style-name="T15">"Paraguay"</text:span>,</text:p>
      <text:p text:style-name="P2"><text:span text:style-name="T15">"Athènes"</text:span> =&gt; <text:span text:style-name="T15">"Grèce"</text:span>,</text:p>
      <text:p text:style-name="P2"><text:span text:style-name="T15">"Bagdad"</text:span> =&gt; <text:span text:style-name="T15">"Irak"</text:span>,</text:p>
      <text:p text:style-name="P2"><text:span text:style-name="T15">"Bamako"</text:span> =&gt; <text:span text:style-name="T15">"Mali"</text:span>,</text:p>
      <text:p text:style-name="P2"><text:span text:style-name="T15">"Berlin"</text:span> =&gt; <text:span text:style-name="T15">"Allemagne"</text:span>,</text:p>
      <text:p text:style-name="P2"><text:span text:style-name="T15">"Bogota"</text:span> =&gt; <text:span text:style-name="T15">"Colombie"</text:span>,</text:p>
      <text:p text:style-name="P2"><text:span text:style-name="T15">"Brasilia"</text:span> =&gt; <text:span text:style-name="T15">"Brésil"</text:span>,</text:p>
      <text:p text:style-name="P2"><text:span text:style-name="T15">"Bratislava"</text:span> =&gt; <text:span text:style-name="T15">"Slovaquie"</text:span>,</text:p>
      <text:p text:style-name="P2"><text:span text:style-name="T15">"Varsovie"</text:span> =&gt; <text:span text:style-name="T15">"Pologne"</text:span>,</text:p>
      <text:p text:style-name="P2"><text:span text:style-name="T15">"Budapest"</text:span> =&gt; <text:span text:style-name="T15">"Hongrie"</text:span>,</text:p>
      <text:p text:style-name="P2"><text:span text:style-name="T15">"Le Caire"</text:span> =&gt; <text:span text:style-name="T15">"Egypte"</text:span>,</text:p>
      <text:p text:style-name="P2"><text:span text:style-name="T15">"Canberra"</text:span> =&gt; <text:span text:style-name="T15">"Australie"</text:span>,</text:p>
      <text:p text:style-name="P2"><text:span text:style-name="T15">"Caracas"</text:span> =&gt; <text:span text:style-name="T15">"Venezuela"</text:span>,</text:p>
      <text:p text:style-name="P2"><text:span text:style-name="T15">"Jakarta"</text:span> =&gt; <text:span text:style-name="T15">"Indonésie"</text:span>,</text:p>
      <text:p text:style-name="P2"><text:span text:style-name="T15">"Kiev"</text:span> =&gt; <text:span text:style-name="T15">"Ukraine"</text:span>,</text:p>
      <text:p text:style-name="P2"><text:span text:style-name="T15">"Kigali"</text:span> =&gt; <text:span text:style-name="T15">"Rwanda"</text:span>,</text:p>
      <text:p text:style-name="P2"><text:span text:style-name="T15">"Kingston"</text:span> =&gt; <text:span text:style-name="T15">"Jamaïque"</text:span>,</text:p>
      <text:p text:style-name="P2"><text:soft-page-break/><text:span text:style-name="T15">"Lima"</text:span> =&gt; <text:span text:style-name="T15">"Pérou"</text:span>,</text:p>
      <text:p text:style-name="P2"><text:span text:style-name="T15">"Londres"</text:span> =&gt; <text:span text:style-name="T15">"Royaume-Uni"</text:span>,</text:p>
      <text:p text:style-name="P2"><text:span text:style-name="T15">"Madrid"</text:span> =&gt; <text:span text:style-name="T15">"Espagne"</text:span>,</text:p>
      <text:p text:style-name="P2"><text:span text:style-name="T15">"Malé"</text:span> =&gt; <text:span text:style-name="T15">"Maldives"</text:span>,</text:p>
      <text:p text:style-name="P2"><text:span text:style-name="T15">"Mexico"</text:span> =&gt; <text:span text:style-name="T15">"Mexique"</text:span>,</text:p>
      <text:p text:style-name="P2"><text:span text:style-name="T15">"Minsk"</text:span> =&gt; <text:span text:style-name="T15">"Biélorussie"</text:span>,</text:p>
      <text:p text:style-name="P2"><text:span text:style-name="T15">"Moscou"</text:span> =&gt; <text:span text:style-name="T15">"Russie"</text:span>,</text:p>
      <text:p text:style-name="P2"><text:span text:style-name="T15">"Nairobi"</text:span> =&gt; <text:span text:style-name="T15">"Kenya"</text:span>,</text:p>
      <text:p text:style-name="P2"><text:span text:style-name="T15">"New Delhi"</text:span> =&gt; <text:span text:style-name="T15">"Inde"</text:span>,</text:p>
      <text:p text:style-name="P2"><text:span text:style-name="T15">"Stockholm"</text:span> =&gt; <text:span text:style-name="T15">"Suède"</text:span>,</text:p>
      <text:p text:style-name="P2"><text:span text:style-name="T15">"Téhéran"</text:span> =&gt; <text:span text:style-name="T15">"Iran"</text:span>,</text:p>
      <text:p text:style-name="P2"><text:span text:style-name="T15">"Tokyo"</text:span> =&gt; <text:span text:style-name="T15">"Japon"</text:span>,</text:p>
      <text:p text:style-name="P2"><text:span text:style-name="T15">"Tunis"</text:span> =&gt; <text:span text:style-name="T15">"Tunisie"</text:span>,</text:p>
      <text:p text:style-name="P2"><text:span text:style-name="T15">"Copenhague"</text:span> =&gt; <text:span text:style-name="T15">"Danemark"</text:span>,</text:p>
      <text:p text:style-name="P2"><text:span text:style-name="T15">"Dakar"</text:span> =&gt; <text:span text:style-name="T15">"Sénégal"</text:span>,</text:p>
      <text:p text:style-name="P2"><text:span text:style-name="T15">"Damas"</text:span> =&gt; <text:span text:style-name="T15">"Syrie"</text:span>,</text:p>
      <text:p text:style-name="P2"><text:span text:style-name="T15">"Dublin"</text:span> =&gt; <text:span text:style-name="T15">"Irlande"</text:span>,</text:p>
      <text:p text:style-name="P2"><text:span text:style-name="T15">"Erevan"</text:span> =&gt; <text:span text:style-name="T15">"Arménie"</text:span>,</text:p>
      <text:p text:style-name="P2"><text:span text:style-name="T15">"La Havane"</text:span> =&gt; <text:span text:style-name="T15">"Cuba"</text:span>,</text:p>
      <text:p text:style-name="P2"><text:span text:style-name="T15">"Helsinki"</text:span> =&gt; <text:span text:style-name="T15">"Finlande"</text:span>,</text:p>
      <text:p text:style-name="P2"><text:span text:style-name="T15">"Islamabad"</text:span> =&gt; <text:span text:style-name="T15">"Pakistan"</text:span>,</text:p>
      <text:p text:style-name="P2"><text:span text:style-name="T15">"Vienne"</text:span> =&gt; <text:span text:style-name="T15">"Autriche"</text:span>,</text:p>
      <text:p text:style-name="P2"><text:span text:style-name="T15">"Vilnius"</text:span> =&gt; <text:span text:style-name="T15">"Lituanie"</text:span>,</text:p>
      <text:p text:style-name="P2"><text:span text:style-name="T15">"Zagreb"</text:span> =&gt; <text:span text:style-name="T15">"Croatie"</text:span>);</text:p>
      <text:p text:style-name="P2"><text:span text:style-name="T16">asort</text:span>(<text:span text:style-name="T12">$nompays</text:span>);</text:p>
      <text:p text:style-name="P2"><text:span text:style-name="T16">echo</text:span> count</text:p>
      <text:p text:style-name="P2"><text:span text:style-name="T16">echo</text:span><text:span text:style-name="T15">"&lt;table&gt;&lt;tr&gt;&lt;th&gt;Pays&lt;/th&gt;&lt;th&gt;Capitales&lt;/th&gt;&lt;/tr&gt;"</text:span>.<text:span text:style-name="T15">"</text:span><text:span text:style-name="T28">\n</text:span><text:span text:style-name="T15">"</text:span>;</text:p>
      <text:p text:style-name="P2"><text:span text:style-name="T17">foreach</text:span>(<text:span text:style-name="T12">$nompays</text:span> as <text:span text:style-name="T12">$capitales</text:span> =&gt; <text:span text:style-name="T12">$nompays</text:span>)</text:p>
      <text:p text:style-name="P2"><text:span text:style-name="T16">echo</text:span><text:span text:style-name="T15">"&lt;tr&gt;&lt;td&gt;"</text:span>. <text:span text:style-name="T12">$nompays</text:span> . <text:span text:style-name="T15">"&lt;/td&gt;&lt;td&gt;"</text:span>. <text:span text:style-name="T12">$capitales</text:span> . <text:span text:style-name="T15">"&lt;/td&gt;&lt;/tr&gt;</text:span><text:span text:style-name="T28">\n</text:span><text:span text:style-name="T15">"</text:span>;</text:p>
      <text:p text:style-name="P2"><text:span text:style-name="T16">echo</text:span><text:span text:style-name="T15">"&lt;/table&gt;"</text:span>;</text:p>
      <text:p text:style-name="P2"><text:span text:style-name="T6">?&gt;</text:span></text:p>
      <text:p text:style-name="P2"><text:span text:style-name="T1">&lt;/</text:span><text:span text:style-name="T6">body</text:span><text:span text:style-name="T1">&gt;</text:span></text:p>
      <text:p text:style-name="P2"><text:span text:style-name="T1">&lt;/</text:span><text:span text:style-name="T6">html</text:span><text:span text:style-name="T1">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29">4. </text:span>Supprimer du tableau toutes les capitales commençant par la lettre 'B', puis affichez le contenu du tableau.</text:p>
      <text:p text:style-name="P13"><text:span text:style-name="Emphasis"><text:span text:style-name="T2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0:43:56.344954082</meta:creation-date>
    <dc:date>2023-02-27T15:04:47.073916929</dc:date>
    <meta:editing-duration>PT19M29S</meta:editing-duration>
    <meta:editing-cycles>1</meta:editing-cycles>
    <meta:document-statistic meta:table-count="0" meta:image-count="0" meta:object-count="0" meta:page-count="9" meta:paragraph-count="337" meta:word-count="1099" meta:character-count="8514" meta:non-whitespace-character-count="7752"/>
    <meta:generator>LibreOffice/7.3.7.2$Linux_X86_64 LibreOffice_project/30$Build-2</meta:generator>
  </office:meta>
</office:document-meta>
</file>